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nyip" table:style-name="ta1">
        <table:shapes>
          <draw:frame draw:z-index="0" draw:style-name="gr1" draw:text-style-name="P1" svg:width="453.86pt" svg:height="255.26pt" svg:x="498.87pt" svg:y="33.9pt">
            <draw:object draw:notify-on-update-of-ranges="bunyip.E10:bunyip.E28 bunyip.F10:bunyip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4"/>Zipf's L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File: bunyip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Total number of words = 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Number of distinct words = 23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4"/>rank <text:s text:c="3"/>freq <text:s text:c="3"/>rank*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---- <text:s text:c="3"/>---- <text:s text:c="3"/>---------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formula="of:=LOG([.A10])" office:value-type="float" office:value="0" calcext:value-type="float">
            <text:p>0</text:p>
          </table:table-cell>
          <table:table-cell table:formula="of:=LOG([.B10])" office:value-type="float" office:value="1.76342799356294" calcext:value-type="float">
            <text:p>1.7634279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LOG([.A11])" office:value-type="float" office:value="0.301029995663981" calcext:value-type="float">
            <text:p>0.3010299957</text:p>
          </table:table-cell>
          <table:table-cell table:formula="of:=LOG([.B11])" office:value-type="float" office:value="1.51851393987789" calcext:value-type="float">
            <text:p>1.5185139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G([.A12])" office:value-type="float" office:value="0.477121254719662" calcext:value-type="float">
            <text:p>0.4771212547</text:p>
          </table:table-cell>
          <table:table-cell table:formula="of:=LOG([.B12])" office:value-type="float" office:value="1.47712125471966" calcext:value-type="float">
            <text:p>1.4771212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LOG([.A13])" office:value-type="float" office:value="0.602059991327962" calcext:value-type="float">
            <text:p>0.6020599913</text:p>
          </table:table-cell>
          <table:table-cell table:formula="of:=LOG([.B13])" office:value-type="float" office:value="1.27875360095283" calcext:value-type="float">
            <text:p>1.2787536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office:value-type="float" office:value="93.5" calcext:value-type="float">
            <text:p>93.5</text:p>
          </table:table-cell>
          <table:table-cell/>
          <table:table-cell table:formula="of:=LOG([.A14])" office:value-type="float" office:value="0.740362689494244" calcext:value-type="float">
            <text:p>0.7403626895</text:p>
          </table:table-cell>
          <table:table-cell table:formula="of:=LOG([.B14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LOG([.A15])" office:value-type="float" office:value="0.845098040014257" calcext:value-type="float">
            <text:p>0.84509804</text:p>
          </table:table-cell>
          <table:table-cell table:formula="of:=LOG([.B15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LOG([.A16])" office:value-type="float" office:value="0.903089986991943" calcext:value-type="float">
            <text:p>0.903089987</text:p>
          </table:table-cell>
          <table:table-cell table:formula="of:=LOG([.B16])" office:value-type="float" office:value="1.14612803567824" calcext:value-type="float">
            <text:p>1.14612803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LOG([.A17])" office:value-type="float" office:value="0.954242509439325" calcext:value-type="float">
            <text:p>0.9542425094</text:p>
          </table:table-cell>
          <table:table-cell table:formula="of:=LOG([.B17]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15.5" calcext:value-type="float">
            <text:p>115.5</text:p>
          </table:table-cell>
          <table:table-cell/>
          <table:table-cell table:formula="of:=LOG([.A18])" office:value-type="float" office:value="1.02118929906994" calcext:value-type="float">
            <text:p>1.0211892991</text:p>
          </table:table-cell>
          <table:table-cell table:formula="of:=LOG([.B18])" office:value-type="float" office:value="1.04139268515823" calcext:value-type="float">
            <text:p>1.04139268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LOG([.A19])" office:value-type="float" office:value="1.09691001300806" calcext:value-type="float">
            <text:p>1.096910013</text:p>
          </table:table-cell>
          <table:table-cell table:formula="of:=LOG([.B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9" calcext:value-type="float">
            <text:p>9</text:p>
          </table:table-cell>
          <table:table-cell office:value-type="float" office:value="130.5" calcext:value-type="float">
            <text:p>130.5</text:p>
          </table:table-cell>
          <table:table-cell/>
          <table:table-cell table:formula="of:=LOG([.A20])" office:value-type="float" office:value="1.16136800223497" calcext:value-type="float">
            <text:p>1.1613680022</text:p>
          </table:table-cell>
          <table:table-cell table:formula="of:=LOG([.B20])" office:value-type="float" office:value="0.954242509439325" calcext:value-type="float">
            <text:p>0.9542425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G([.A21])" office:value-type="float" office:value="1.20411998265592" calcext:value-type="float">
            <text:p>1.2041199827</text:p>
          </table:table-cell>
          <table:table-cell table:formula="of:=LOG([.B21]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" calcext:value-type="float">
            <text:p>7</text:p>
          </table:table-cell>
          <table:table-cell office:value-type="float" office:value="122.5" calcext:value-type="float">
            <text:p>122.5</text:p>
          </table:table-cell>
          <table:table-cell/>
          <table:table-cell table:formula="of:=LOG([.A22])" office:value-type="float" office:value="1.24303804868629" calcext:value-type="float">
            <text:p>1.2430380487</text:p>
          </table:table-cell>
          <table:table-cell table:formula="of:=LOG([.B22])"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LOG([.A23])" office:value-type="float" office:value="1.32221929473392" calcext:value-type="float">
            <text:p>1.3222192947</text:p>
          </table:table-cell>
          <table:table-cell table:formula="of:=LOG([.B23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  <table:table-cell office:value-type="float" office:value="137.5" calcext:value-type="float">
            <text:p>137.5</text:p>
          </table:table-cell>
          <table:table-cell/>
          <table:table-cell table:formula="of:=LOG([.A24])" office:value-type="float" office:value="1.43933269383026" calcext:value-type="float">
            <text:p>1.4393326938</text:p>
          </table:table-cell>
          <table:table-cell table:formula="of:=LOG([.B24]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LOG([.A25])" office:value-type="float" office:value="1.5910646070265" calcext:value-type="float">
            <text:p>1.591064607</text:p>
          </table:table-cell>
          <table:table-cell table:formula="of:=LOG([.B25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" calcext:value-type="float">
            <text:p>3</text:p>
          </table:table-cell>
          <table:table-cell office:value-type="float" office:value="160.5" calcext:value-type="float">
            <text:p>160.5</text:p>
          </table:table-cell>
          <table:table-cell/>
          <table:table-cell table:formula="of:=LOG([.A26])" office:value-type="float" office:value="1.72835378202123" calcext:value-type="float">
            <text:p>1.728353782</text:p>
          </table:table-cell>
          <table:table-cell table:formula="of:=LOG([.B26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LOG([.A27])" office:value-type="float" office:value="1.92941892571429" calcext:value-type="float">
            <text:p>1.9294189257</text:p>
          </table:table-cell>
          <table:table-cell table:formula="of:=LOG([.B27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LOG([.A28])" office:value-type="float" office:value="2.23299611039215" calcext:value-type="float">
            <text:p>2.2329961104</text:p>
          </table:table-cell>
          <table:table-cell table:formula="of:=LOG([.B2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0:57:40.154790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20:57:59.599541353</dc:date>
    <dc:creator>Sorensen </dc:creator>
    <meta:editing-duration>PT4M48S</meta:editing-duration>
    <meta:editing-cycles>3</meta:editing-cycles>
    <meta:generator>LibreOffice/4.4.5.2$Linux_X86_64 LibreOffice_project/40$Build-2</meta:generator>
    <meta:document-statistic meta:table-count="1" meta:cell-count="10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3.775cm" svg:y="4.204cm" style:legend-expansion="high" chart:style-name="ch2"/>
        <chart:plot-area chart:style-name="ch3" table:cell-range-address="bunyip.E10:bunyip.F28" svg:x="0.32cm" svg:y="0.18cm" svg:width="13.135cm" svg:height="8.646cm">
          <chartooo:coordinate-region svg:x="1.047cm" svg:y="0.379cm" svg:width="12.16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nyip.F10:bunyip.F28" chart:class="chart:scatter">
            <chart:domain table:cell-range-address="bunyip.E10:bunyip.E28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nyip.E10:bunyip.E28</svg:desc>
                </draw:g>
              </table:table-cell>
              <table:table-cell office:value-type="float" office:value="1.76342799356294">
                <text:p>1.76342799356294</text:p>
                <draw:g>
                  <svg:desc>bunyip.F10:bunyip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0362689494244">
                <text:p>0.740362689494244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118929906994">
                <text:p>1.0211892990699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691001300806">
                <text:p>1.09691001300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136800223497">
                <text:p>1.1613680022349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4303804868629">
                <text:p>1.2430380486862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3933269383026">
                <text:p>1.4393326938302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2835378202123">
                <text:p>1.7283537820212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